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FIELD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FIELD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FIELD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FIELD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4 BARRIER ; 36 SURF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7 BARRIER ; 40 SURF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STEALTH_ROCK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FIELD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FIELD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0 PSYCHIC_M ; 43 SURF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3 PSYCHIC_M ; 46 SURF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9 RAIN_DANCE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3">00/00/0000</text:date>, <text:time style:data-style-name="N2" text:time-value="14:07:08.710941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5-08-13T14:08:37.186915989</dc:date>
    <meta:editing-duration>P46DT12M47S</meta:editing-duration>
    <meta:editing-cycles>422</meta:editing-cycles>
    <dc:creator>Michael </dc:creator>
    <meta:document-statistic meta:table-count="2" meta:cell-count="5204" meta:object-count="0"/>
  </office:meta>
</office:document-meta>
</file>